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DD78A99758373C5A.png" manifest:media-type="image/png"/>
  <manifest:file-entry manifest:full-path="Pictures/10000901000015F000000B77E0595263AC1DDC4E.svg" manifest:media-type="image/svg+xml"/>
  <manifest:file-entry manifest:full-path="Pictures/10000201000000A300000165BDC3DF5C271F8EE3.png" manifest:media-type="image/png"/>
  <manifest:file-entry manifest:full-path="Pictures/10000201000001B90000012113B22448FF2AF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29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1.006cm" fo:min-width="0.53cm"/>
    </style:style>
    <style:style style:name="gr5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6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31cm"/>
    </style:style>
    <style:style style:name="gr7" style:family="graphic" style:parent-style-name="standard">
      <style:graphic-properties draw:fill="solid" draw:fill-color="#f8dc75" draw:textarea-horizontal-align="justify" draw:textarea-vertical-align="middle" draw:auto-grow-height="false" fo:min-height="1.006cm" fo:min-width="0.529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fill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8dc75"/>
      <style:paragraph-properties fo:text-align="center"/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 draw:fill-color="#f8dc75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8cm" svg:height="1.644cm" svg:x="6.088cm" svg:y="10.5cm">
          <draw:image xlink:href="Pictures/10000201000001B90000012113B22448FF2AF987.png" xlink:type="simple" xlink:show="embed" xlink:actuate="onLoad">
            <text:p/>
          </draw:image>
        </draw:frame>
        <draw:frame draw:style-name="gr1" draw:text-style-name="P1" draw:layer="layout" svg:width="1.594cm" svg:height="3.493cm" draw:transform="skewX (-0.000349065850398866) rotate (0.00610865238198015) translate (13.072cm 8.607cm)">
          <draw:image xlink:href="Pictures/10000201000000A300000165BDC3DF5C271F8EE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029cm" svg:height="1.422cm" svg:x="5.888cm" svg:y="12.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3" draw:text-style-name="P2" draw:layer="layout" svg:width="1.028cm" svg:height="1.422cm" svg:x="5.974cm" svg:y="12.38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1.029cm" svg:height="1.422cm" svg:x="6.059cm" svg:y="12.478cm">
              <text:p text:style-name="P3"><text:span text:style-name="T1">C</text:span><text:span text:style-name="T1">A</text:span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custom-shape draw:style-name="gr5" draw:text-style-name="P4" draw:layer="layout" svg:width="1.028cm" svg:height="1.422cm" svg:x="7.688cm" svg:y="1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7.773cm" svg:y="12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7.86cm" svg:y="12.478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1.2cm" svg:height="0.627cm" draw:transform="rotate (-1.56730566829091) translate (11.715cm 12.7cm)">
          <draw:image xlink:href="Pictures/10000901000015F000000B77E0595263AC1DDC4E.svg" xlink:type="simple" xlink:show="embed" xlink:actuate="onLoad">
            <text:p/>
          </draw:image>
          <draw:image xlink:href="Pictures/10000201000000D40000006FDD78A99758373C5A.png" xlink:type="simple" xlink:show="embed" xlink:actuate="onLoad"/>
        </draw:frame>
        <draw:custom-shape draw:style-name="gr4" draw:text-style-name="P5" draw:layer="layout" svg:width="1.029cm" svg:height="1.422cm" svg:x="12.488cm" svg:y="12.478cm">
          <text:p text:style-name="P3"><text:span text:style-name="T1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088cm" svg:y="12.4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173cm" svg:y="12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26cm" svg:y="12.589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7.689cm" svg:y="12.30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7.774cm" svg:y="12.3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7.861cm" svg:y="12.479cm">
          <text:p text:style-name="P3"><text:span text:style-name="T3">f</text:span><text:span text:style-name="T4">c</text:span><text:span text:style-name="T3">(</text:span><text:span text:style-name="T3">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6.059cm" svg:y="14.679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799cm" svg:y="12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884cm" svg:y="12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1.028cm" svg:height="1.422cm" svg:x="15.971cm" svg:y="12.567cm">
          <text:p text:style-name="P3"><text:span text:style-name="T2">f(x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5.8cm" svg:y="12.3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5.885cm" svg:y="12.47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1.028cm" svg:height="1.422cm" svg:x="15.972cm" svg:y="12.568cm">
          <text:p text:style-name="P3"><text:span text:style-name="T3">f</text:span><text:span text:style-name="T4">c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5.888cm" svg:y="14.5cm">
          <text:p text:style-name="P3"><text:span text:style-name="T1">R</text:span><text:span text:style-name="T5">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1.029cm" svg:height="1.422cm" svg:x="12.488cm" svg:y="14.478cm">
          <text:p text:style-name="P3"><text:span text:style-name="T1">R</text:span><text:span text:style-name="T5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1.028cm" svg:height="1.422cm" svg:x="14.088cm" svg:y="14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173cm" svg:y="14.3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26cm" svg:y="14.478cm">
          <text:p text:style-name="P3"><text:span text:style-name="T3">f</text:span><text:span text:style-name="T4">A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13.888cm" svg:y1="16.9cm" svg:x2="6.688cm" svg:y2="16.9cm">
          <text:p/>
        </draw:line>
        <draw:line draw:style-name="gr9" draw:text-style-name="P1" draw:layer="layout" svg:x1="14.688cm" svg:y1="15.9cm" svg:x2="13.888cm" svg:y2="16.9cm">
          <text:p/>
        </draw:line>
        <draw:line draw:style-name="gr9" draw:text-style-name="P1" draw:layer="layout" svg:x1="12.888cm" svg:y1="15.9cm" svg:x2="12.088cm" svg:y2="16.9cm">
          <text:p/>
        </draw:line>
        <draw:custom-shape draw:style-name="gr5" draw:text-style-name="P4" draw:layer="layout" svg:width="1.028cm" svg:height="1.422cm" svg:x="14.089cm" svg:y="12.4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draw:layer="layout" svg:width="1.03cm" svg:height="1.422cm" svg:x="14.174cm" svg:y="12.50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1.028cm" svg:height="1.422cm" svg:x="14.261cm" svg:y="12.59cm">
          <text:p text:style-name="P3"><text:span text:style-name="T3">f</text:span><text:span text:style-name="T4">s</text:span><text:span text:style-name="T3">(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25:09.945393011</meta:creation-date>
    <dc:date>2018-03-23T14:52:03.744686089</dc:date>
    <meta:editing-duration>PT26M52S</meta:editing-duration>
    <meta:editing-cycles>3</meta:editing-cycles>
    <meta:generator>LibreOffice/5.1.6.2$Linux_X86_64 LibreOffice_project/10m0$Build-2</meta:generator>
    <meta:document-statistic meta:object-count="36"/>
  </office:meta>
</office:document-meta>
</file>